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Nimbus Sans" fo:font-size="12pt" fo:font-weight="normal" officeooo:rsid="00129814" officeooo:paragraph-rsid="00129814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14e527" officeooo:paragraph-rsid="0014e527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Nimbus Sans" fo:font-size="12pt" fo:font-weight="normal" officeooo:rsid="0014e527" officeooo:paragraph-rsid="0014e527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Nimbus Sans" fo:font-size="12pt" fo:font-weight="normal" officeooo:rsid="0015f3d5" officeooo:paragraph-rsid="0015f3d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" fo:font-size="12pt" fo:font-weight="normal" officeooo:rsid="0015f3d5" officeooo:paragraph-rsid="0015f3d5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imbus Sans" fo:font-size="16pt" fo:font-weight="bold" officeooo:rsid="00131110" officeooo:paragraph-rsid="00131110" style:font-size-asian="16pt" style:font-weight-asian="bold" style:font-size-complex="16pt" style:font-weight-complex="bold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italic" fo:font-weight="normal" officeooo:rsid="000e930a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officeooo:rsid="0014e527"/>
    </style:style>
    <style:style style:name="T4" style:family="text">
      <style:text-properties officeooo:rsid="0015f3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getarian Ramen Broth<text:span text:style-name="T2"> </text:span><text:span text:style-name="T1">[Draft] </text:span></text:p>
      <text:p text:style-name="P1"/>
      <text:p text:style-name="P3">2 clvs.<text:tab/><text:tab/>Garlic, minced.</text:p>
      <text:p text:style-name="P3">½ inch<text:tab/><text:tab/>Ginger, minced or grated.</text:p>
      <text:p text:style-name="P3">1 bunch<text:tab/>Scallion, sliced into rounds.</text:p>
      <text:p text:style-name="P3">2 t.<text:tab/><text:tab/>Sesame oil.</text:p>
      <text:p text:style-name="P3">2 t.<text:tab/><text:tab/>Doubanjiang.</text:p>
      <text:p text:style-name="P3">2 t.<text:tab/><text:tab/>Miso.</text:p>
      <text:p text:style-name="P3">1 T.<text:tab/><text:tab/>Sake.</text:p>
      <text:p text:style-name="P3">2 t.<text:tab/><text:tab/>Soy sauce.</text:p>
      <text:p text:style-name="P3">1 c<text:tab/><text:tab/>Soy milk.</text:p>
      <text:p text:style-name="P3">½ c<text:tab/><text:tab/>Water or dashi.</text:p>
      <text:p text:style-name="P3">¼ t<text:tab/><text:tab/>Salt.</text:p>
      <text:p text:style-name="P3">White pepper to taste.</text:p>
      <text:p text:style-name="P1"/>
      <text:list xml:id="list514693440" text:style-name="L1">
        <text:list-item>
          <text:p text:style-name="P2">Heat the <text:span text:style-name="T3">sesame</text:span> oil in a sauce pan.</text:p>
        </text:list-item>
        <text:list-item>
          <text:p text:style-name="P2">Saute the onion, <text:span text:style-name="T3">ginger, and garlic</text:span> until soft.</text:p>
        </text:list-item>
        <text:list-item>
          <text:p text:style-name="P4">Add miso and doubanjiang.</text:p>
        </text:list-item>
        <text:list-item>
          <text:p text:style-name="P4">Add sake, soy sauce, salt, and pepper.</text:p>
        </text:list-item>
        <text:list-item>
          <text:p text:style-name="P4">Gradually add soy milk <text:span text:style-name="T4">and dashi/water.</text:span></text:p>
        </text:list-item>
        <text:list-item>
          <text:p text:style-name="P5">Be sure to dissolve the miso and doubanjiang.</text:p>
        </text:list-item>
        <text:list-item>
          <text:p text:style-name="P5">Remove from heat and serve.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9-10T11:53:08.057698744</dc:date>
    <meta:editing-duration>PT37M2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06" meta:character-count="527" meta:non-whitespace-character-count="437"/>
  </office:meta>
</office:document-meta>
</file>